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0.75cm" loext:decorative="false"/>
      <style:paragraph-properties style:writing-mode="lr-tb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2.25cm" loext:decorative="false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Pontas_20_das_20_setas_20_1" draw:marker-end-width="0.4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1.25cm" loext:decorative="false"/>
      <style:paragraph-properties style:writing-mode="lr-tb"/>
    </style:style>
    <style:style style:name="gr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2.7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draw:marker-start-width="0.321cm" draw:marker-end="Pontas_20_das_20_setas_20_4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sub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25cm" svg:height="2.5cm" svg:x="3.7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0.75cm" svg:x="3.5cm" svg:y="6.5cm">
          <text:p text:style-name="P1"><text:span text:style-name="T1">[5,n</text:span><text:span text:style-name="T2">i</text:span><text:span text:style-name="T1">,n</text:span><text:span text:style-name="T2">j</text:span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7.25cm" svg:y="2.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4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4.2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4.75cm" svg:y="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7.7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9cm" svg:y="4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cm" svg:y1="5cm" svg:x2="7.25cm" svg:y2="5cm">
          <text:p/>
        </draw:line>
        <draw:custom-shape draw:style-name="gr4" draw:text-style-name="P2" draw:layer="layout" svg:width="1.75cm" svg:height="0.75cm" svg:x="8cm" svg:y="7cm">
          <text:p text:style-name="P1"><text:span text:style-name="T1">[n</text:span><text:span text:style-name="T2">lat</text:span><text:span text:style-name="T1">,n</text:span><text:span text:style-name="T2">i</text:span><text:span text:style-name="T1">,n</text:span><text:span text:style-name="T2">j</text:span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0.75cm" svg:x="6.5cm" svg:y="1.75cm">
          <text:p text:style-name="P1"><text:span text:style-name="T1">Conv2D</text:span></text:p>
          <text:p text:style-name="P1"><text:span text:style-name="T1">k=(1x1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0.75cm" svg:x="3cm" svg:y="2.25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12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12.2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12.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13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13.2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13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13.75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5cm" svg:height="0.75cm" svg:x="13cm" svg:y="9cm">
          <text:p text:style-name="P1"><text:span text:style-name="T1">Input[-1]: [1,n</text:span><text:span text:style-name="T2">i</text:span><text:span text:style-name="T1">,n</text:span><text:span text:style-name="T2">j</text:span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0.75cm" svg:x="11.25cm" svg:y="1.75cm">
          <text:p text:style-name="P1"><text:span text:style-name="T1">Conv2D</text:span></text:p>
          <text:p text:style-name="P1"><text:span text:style-name="T1">k=(3x3)</text:span></text:p>
          <text:p text:style-name="P1"><text:span text:style-name="T1">Pad=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19.75cm" svg:y="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20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20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20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20.7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21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21.2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2.5cm" svg:x="21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5cm" svg:height="0.75cm" svg:x="20.5cm" svg:y="7cm">
          <text:p text:style-name="P1"><text:span text:style-name="T1">[n</text:span><text:span text:style-name="T2">lat</text:span><text:span text:style-name="T1">,n</text:span><text:span text:style-name="T2">i</text:span><text:span text:style-name="T1">,n</text:span><text:span text:style-name="T2">j</text:span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0.75cm" svg:x="19cm" svg:y="1.75cm">
          <text:p text:style-name="P1"><text:span text:style-name="T1">Conv2D</text:span></text:p>
          <text:p text:style-name="P1"><text:span text:style-name="T1">k=(3x3)</text:span></text:p>
          <text:p text:style-name="P1"><text:span text:style-name="T1">Pad=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25cm" svg:y1="5cm" svg:x2="12cm" svg:y2="5cm">
          <text:p/>
        </draw:line>
        <draw:line draw:style-name="gr3" draw:text-style-name="P2" draw:layer="layout" svg:x1="15cm" svg:y1="5cm" svg:x2="16.75cm" svg:y2="5cm">
          <text:p/>
        </draw:line>
        <draw:custom-shape draw:style-name="gr6" draw:text-style-name="P1" draw:layer="layout" svg:width="0.25cm" svg:height="0.25cm" svg:x="16.85cm" svg:y="4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cm" svg:height="0.25cm" svg:x="17.186cm" svg:y="4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cm" svg:height="0.25cm" svg:x="17.5cm" svg:y="4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8cm" svg:y1="5cm" svg:x2="19.75cm" svg:y2="5cm">
          <text:p/>
        </draw:line>
        <draw:custom-shape draw:style-name="gr1" draw:text-style-name="P1" draw:layer="layout" svg:width="1.25cm" svg:height="2.5cm" svg:x="24.9cm" svg:y="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5cm" svg:height="0.75cm" svg:x="24.654cm" svg:y="7cm">
          <text:p text:style-name="P1"><text:span text:style-name="T1">[1,n</text:span><text:span text:style-name="T2">i</text:span><text:span text:style-name="T1">,n</text:span><text:span text:style-name="T2">j</text:span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0.75cm" svg:x="24.064cm" svg:y="1.75cm">
          <text:p text:style-name="P1"><text:span text:style-name="T1">Conv2D</text:span></text:p>
          <text:p text:style-name="P1"><text:span text:style-name="T1">k=(1x1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2.75cm" svg:y1="5cm" svg:x2="25cm" svg:y2="5cm">
          <text:p/>
        </draw:line>
        <draw:line draw:style-name="gr7" draw:text-style-name="P2" draw:layer="layout" svg:x1="11cm" svg:y1="5cm" svg:x2="10.974cm" svg:y2="8.25cm">
          <text:p/>
        </draw:line>
        <draw:line draw:style-name="gr7" draw:text-style-name="P2" draw:layer="layout" svg:x1="11cm" svg:y1="8.25cm" svg:x2="15.75cm" svg:y2="8.25cm">
          <text:p/>
        </draw:line>
        <draw:line draw:style-name="gr8" draw:text-style-name="P2" draw:layer="layout" svg:x1="15.75cm" svg:y1="8.25cm" svg:x2="15.75cm" svg:y2="5cm">
          <text:p/>
        </draw:line>
        <draw:line draw:style-name="gr7" draw:text-style-name="P2" draw:layer="layout" svg:x1="18.75cm" svg:y1="5cm" svg:x2="18.724cm" svg:y2="8.25cm">
          <text:p/>
        </draw:line>
        <draw:line draw:style-name="gr7" draw:text-style-name="P2" draw:layer="layout" svg:x1="18.75cm" svg:y1="8.25cm" svg:x2="23.5cm" svg:y2="8.25cm">
          <text:p/>
        </draw:line>
        <draw:line draw:style-name="gr8" draw:text-style-name="P2" draw:layer="layout" svg:x1="23.5cm" svg:y1="8.25cm" svg:x2="23.5cm" svg:y2="5cm">
          <text:p/>
        </draw:line>
        <draw:line draw:style-name="gr7" draw:text-style-name="P2" draw:layer="layout" svg:x1="6.5cm" svg:y1="5cm" svg:x2="6.5cm" svg:y2="9cm">
          <text:p/>
        </draw:line>
        <draw:line draw:style-name="gr7" draw:text-style-name="P2" draw:layer="layout" svg:x1="6.5cm" svg:y1="9cm" svg:x2="24.25cm" svg:y2="9cm">
          <text:p/>
        </draw:line>
        <draw:line draw:style-name="gr8" draw:text-style-name="P2" draw:layer="layout" svg:x1="24.25cm" svg:y1="9cm" svg:x2="24.25cm" svg:y2="5cm">
          <text:p/>
        </draw:line>
        <draw:custom-shape draw:style-name="gr4" draw:text-style-name="P2" draw:layer="layout" svg:width="1.75cm" svg:height="0.75cm" svg:x="12.75cm" svg:y="7cm">
          <text:p text:style-name="P1"><text:span text:style-name="T1">[n</text:span><text:span text:style-name="T2">lat</text:span><text:span text:style-name="T1">,n</text:span><text:span text:style-name="T2">i</text:span><text:span text:style-name="T1">,n</text:span><text:span text:style-name="T2">j</text:span><text:span text:style-name="T1">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10:36:14.648000000</meta:creation-date>
    <dc:date>2024-06-27T11:08:33.728000000</dc:date>
    <meta:editing-duration>PT31M19S</meta:editing-duration>
    <meta:editing-cycles>4</meta:editing-cycles>
    <meta:generator>LibreOffice/24.2.4.2$Windows_X86_64 LibreOffice_project/51a6219feb6075d9a4c46691dcfe0cd9c4fff3c2</meta:generator>
    <meta:document-statistic meta:object-count="58"/>
  </office:meta>
</office:document-meta>
</file>